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050000L" svg:font-family="D050000L" style:font-pitch="variable"/>
    <style:font-face style:name="DejaVu Math TeX Gyre" svg:font-family="'DejaVu Math TeX Gyr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Math TeX Gyre" fo:font-size="18pt" officeooo:rsid="00086de4" officeooo:paragraph-rsid="00086de4" style:font-size-asian="18pt" style:font-size-complex="18pt"/>
    </style:style>
    <style:style style:name="P2" style:family="paragraph" style:parent-style-name="Standard">
      <style:text-properties style:font-name="DejaVu Math TeX Gyre" fo:font-size="10.5pt" officeooo:rsid="00086de4" officeooo:paragraph-rsid="00086de4" style:font-size-asian="10.5pt" style:font-size-complex="10.5pt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lumna</text:p>
      <text:section text:style-name="Sect1" text:name="Sección1"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>Páramo pone aquí la siguiente nota: “</text:p>
        <text:p text:style-name="P2">Tomaré la copa de la salud. En los sacrificios pacíficos o</text:p>
        <text:p text:style-name="P2">de acción de gracias, una parte de la carne sacrificada se destinaba al que ofrecía el sacrificio, el cual</text:p>
        <text:p text:style-name="P2">celebraba un convite con su familia, sus amigos y los pobres (cf. Salmo 21, 7). En este convite, el jefe</text:p>
        <text:p text:style-name="P2">de familia tomaba una copa de vino, la ofrecía al Señor, bebía él primero de ella y después pasaba por</text:p>
        <text:p text:style-name="P2">todos los comensales. Esta copa se llamaba de la salud. Tal vez sea también una alusión a la copa que</text:p>
        <text:p text:style-name="P2">se hacía circular en la cena pascual en recuerdo de la liberación de la esclavitud de Egipto (cf. I Cor, 10,</text:p>
        <text:p text:style-name="P2">16; Mateo 26, 27; Lucas 22, 17). Zorell prefiere esta otra explicación: La suerte destinada por Dios a</text:p>
        <text:p text:style-name="P2">cada uno se presenta en la Escritura bajo la metáfora de una copa que Dios ofrece para beber (cf.</text:p>
        <text:p text:style-name="P2">Salmos 10, 7; 15, 5; Mateo 26, 30, etc.). Quien recibe de otro una copa de rico vino no puede menos</text:p>
        <text:p text:style-name="P2">de dar las gracias, aceptar el obsequio, beber y alabar en público la bondad del donante. Eso es lo que</text:p>
        <text:p text:style-name="P2">desea hacer el salmista con Dios.” El versículo (14) 5, repetición del versículo 9, falta en varias</text:p>
        <text:p text:style-name="P2">versiones y estaría aquí fuera de lugar, como observan Callan, Ubach, etc.</text:p>
        <text:p text:style-name="P2">∗ 6.</text:p>
        <text:p text:style-name="P2">Es cosa grave (así también Calès; otros vierten</text:p>
        <text:p text:style-name="P2">preciosa)...</text:p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>la muerte de sus fieles (Vulgata:</text:p>
        <text:p text:style-name="P2">de los</text:p>
        <text:p text:style-name="P2">santos): Quiere decir, como explican todos los comentadores, que Dios vela con una providencia</text:p>
        <text:p text:style-name="P2">especial por la vida de sus amigos; que no es para Él cosa indiferente, y no permite, sin grandes</text:p>
        <text:p text:style-name="P2">motivos, que caigan en poder de los malvados; lo cual explica que el salmista escapase tan</text:p>
        <text:p text:style-name="P2">maravillosamente del gran peligro que lo amenazaba. Así también defiende Él nuestras vidas (cf. Salmo</text:p>
        <text:p text:style-name="P2">71, 14; Lucas 21, 18 y 36; Hechos 26, 17 y nota; II Corintios 11, 32 s.) y toma venganza por la sangre</text:p>
        <text:p text:style-name="P2">derramada (Salmos 65, 5; 108, 1 y notas).</text:p>
        <text:p text:style-name="P2">∗ 7.</text:p>
        <text:p text:style-name="P2">Hijo de tu esclava. Algunos ven aquí un concepto mesiánico (cf. Lucas 1, 38), que extienden a</text:p>
        <text:p text:style-name="P2">todo el Salmo, al menos en sentido típico, según es frecuente en los Salmos de David, figura de Jesús</text:p>
        <text:p text:style-name="P2">(cf. Salmo 85, 16). Otros lo ven místicamente por el lado de la Sinagoga en oposición a la Jerusalén</text:p>
        <text:p text:style-name="P2">celestial y libre “que es nuestra madre” (Gálatas 4, 21-31). Para unos, la rotura de las cadenas</text:p>
        <text:p text:style-name="P2">significaría típicamente la Redención. Para otros, simplemente la liberación del peligro en que se</text:p>
        <text:p text:style-name="P2">hallaba el salmista.</text:p>
        <text:p text:style-name="P2">∗ 8 ss. Nótese la similitud de este pasaje con la expresión de David en Salmo 55, 13, así como la</text:p>
        <text:p text:style-name="P2">correspondencia del mismo Salmo 55, 14 con Salmo 114, 8-9, lo cual aboga también en pro del origen</text:p>
        <text:p text:style-name="P2">davídico de estos poemas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050000L" svg:font-family="D050000L" style:font-pitch="variable"/>
    <style:font-face style:name="DejaVu Math TeX Gyre" svg:font-family="'DejaVu Math TeX Gyr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1T08:31:22.336860657</meta:creation-date>
    <dc:date>2022-11-21T08:36:18.077234115</dc:date>
    <meta:editing-duration>PT4M56S</meta:editing-duration>
    <meta:editing-cycles>1</meta:editing-cycles>
    <meta:document-statistic meta:table-count="0" meta:image-count="0" meta:object-count="0" meta:page-count="1" meta:paragraph-count="35" meta:word-count="474" meta:character-count="2555" meta:non-whitespace-character-count="2116"/>
    <meta:generator>LibreOffice/7.3.7.2$Linux_X86_64 LibreOffice_project/30$Build-2</meta:generator>
  </office:meta>
</office:document-meta>
</file>